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c586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Creates a new file if its non existent and opens it</text:p>
      <text:p text:style-name="P3"># f = open('new.txt', 'w')</text:p>
      <text:p text:style-name="P3"># f.write("22")</text:p>
      <text:p text:style-name="P3"/>
      <text:p text:style-name="P3">f1 = open('new.txt', 'r')</text:p>
      <text:p text:style-name="P3">for i in f1:</text:p>
      <text:p text:style-name="P3"><text:s text:c="4"/>print(i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5:07:01.784498669</meta:creation-date>
    <dc:date>2022-07-29T15:07:45.940224183</dc:date>
    <meta:editing-duration>PT44S</meta:editing-duration>
    <meta:editing-cycles>1</meta:editing-cycles>
    <meta:document-statistic meta:table-count="0" meta:image-count="0" meta:object-count="0" meta:page-count="1" meta:paragraph-count="6" meta:word-count="28" meta:character-count="143" meta:non-whitespace-character-count="117"/>
    <meta:generator>LibreOffice/7.3.4.2$Linux_X86_64 LibreOffice_project/30$Build-2</meta:generator>
  </office:meta>
</office:document-meta>
</file>